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urts and Police Station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aring Cross Police Station.</text:p>
          </table:table-cell>
          <table:table-cell/>
          <table:table-cell office:value-type="string">
            <text:p>Agar St, WCZN 4JP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cotland Yard.</text:p>
          </table:table-cell>
          <table:table-cell/>
          <table:table-cell office:value-type="string">
            <text:p>8-10 Broadway, SW1H OBG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preme Court.</text:p>
          </table:table-cell>
          <table:table-cell/>
          <table:table-cell office:value-type="string">
            <text:p>Parliament Square, SW1P 3B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est End Central Police Station.</text:p>
          </table:table-cell>
          <table:table-cell/>
          <table:table-cell office:value-type="string">
            <text:p>27 Savile Row. W18 2E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1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21:58:40</meta:creation-date>
    <dc:date>2013-05-23T21:58:58</dc:date>
    <dc:creator>samuel </dc:creator>
    <meta:editing-duration>PT00H00M22S</meta:editing-duration>
    <meta:editing-cycles>1</meta:editing-cycles>
    <meta:document-statistic meta:table-count="3" meta:cell-count="16" meta:object-count="0"/>
    <meta:generator>OpenOffice.org/3.2$Unix OpenOffice.org_project/320m19$Build-9505</meta:generator>
  </office:meta>
</office:document-meta>
</file>